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8ddb" officeooo:paragraph-rsid="001c8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20:00:41.829063882</meta:creation-date>
    <meta:generator>LibreOffice/7.3.6.2$Linux_X86_64 LibreOffice_project/30$Build-2</meta:generator>
    <dc:date>2022-09-26T20:01:05.337978059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5"/>
  </office:meta>
</office:document-meta>
</file>